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7.06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19.26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3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1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84318" calcext:value-type="float">
            <text:p><text:s text:c="3"/>84,318</text:p>
          </table:table-cell>
          <table:table-cell table:style-name="ce35" office:value-type="float" office:value="2557" calcext:value-type="float">
            <text:p><text:s text:c="3"/>2,557</text:p>
          </table:table-cell>
          <table:table-cell table:style-name="ce35" office:value-type="float" office:value="7998" calcext:value-type="float">
            <text:p><text:s text:c="3"/>7,998</text:p>
          </table:table-cell>
          <table:table-cell table:style-name="ce35" office:value-type="float" office:value="5720" calcext:value-type="float">
            <text:p><text:s text:c="3"/>5,720</text:p>
          </table:table-cell>
          <table:table-cell table:style-name="ce35" office:value-type="float" office:value="2767" calcext:value-type="float">
            <text:p><text:s text:c="3"/>2,767</text:p>
          </table:table-cell>
          <table:table-cell table:style-name="ce35" office:value-type="float" office:value="3155" calcext:value-type="float">
            <text:p><text:s text:c="3"/>3,155</text:p>
          </table:table-cell>
          <table:table-cell table:style-name="ce35" office:value-type="float" office:value="1957" calcext:value-type="float">
            <text:p><text:s text:c="3"/>1,957</text:p>
          </table:table-cell>
          <table:table-cell table:style-name="ce35" office:value-type="float" office:value="3035" calcext:value-type="float">
            <text:p><text:s text:c="3"/>3,035</text:p>
          </table:table-cell>
          <table:table-cell table:style-name="ce35" office:value-type="float" office:value="9695" calcext:value-type="float">
            <text:p><text:s text:c="3"/>9,695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4084" calcext:value-type="float">
            <text:p><text:s text:c="3"/>4,084</text:p>
          </table:table-cell>
          <table:table-cell table:style-name="ce35" office:value-type="float" office:value="41535" calcext:value-type="float">
            <text:p><text:s text:c="3"/>41,535</text:p>
          </table:table-cell>
          <table:table-cell table:style-name="ce35" office:value-type="float" office:value="1524" calcext:value-type="float">
            <text:p><text:s text:c="3"/>1,524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81675" calcext:value-type="float">
            <text:p><text:s text:c="3"/>81,675</text:p>
          </table:table-cell>
          <table:table-cell table:style-name="ce35" office:value-type="float" office:value="1412" calcext:value-type="float">
            <text:p><text:s text:c="3"/>1,412</text:p>
          </table:table-cell>
          <table:table-cell table:style-name="ce35" office:value-type="float" office:value="7017" calcext:value-type="float">
            <text:p><text:s text:c="3"/>7,017</text:p>
          </table:table-cell>
          <table:table-cell table:style-name="ce35" office:value-type="float" office:value="5887" calcext:value-type="float">
            <text:p><text:s text:c="3"/>5,887</text:p>
          </table:table-cell>
          <table:table-cell table:style-name="ce35" office:value-type="float" office:value="5159" calcext:value-type="float">
            <text:p><text:s text:c="3"/>5,1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106" calcext:value-type="float">
            <text:p><text:s text:c="3"/>2,106</text:p>
          </table:table-cell>
          <table:table-cell table:style-name="ce35" office:value-type="float" office:value="2919" calcext:value-type="float">
            <text:p><text:s text:c="3"/>2,919</text:p>
          </table:table-cell>
          <table:table-cell table:style-name="ce35" office:value-type="float" office:value="7056" calcext:value-type="float">
            <text:p><text:s text:c="3"/>7,056</text:p>
          </table:table-cell>
          <table:table-cell table:style-name="ce35" office:value-type="float" office:value="690" calcext:value-type="float">
            <text:p><text:s text:c="3"/>690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4084" calcext:value-type="float">
            <text:p><text:s text:c="3"/>4,084</text:p>
          </table:table-cell>
          <table:table-cell table:style-name="ce35" office:value-type="float" office:value="41535" calcext:value-type="float">
            <text:p><text:s text:c="3"/>41,535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9" office:value-type="float" office:value="2643" calcext:value-type="float">
            <text:p><text:s text:c="3"/>2,643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7608" calcext:value-type="float">
            <text:p><text:s text:c="3"/>37,608</text:p>
          </table:table-cell>
          <table:table-cell table:style-name="ce35" office:value-type="float" office:value="1198" calcext:value-type="float">
            <text:p><text:s text:c="3"/>1,198</text:p>
          </table:table-cell>
          <table:table-cell table:style-name="ce35" office:value-type="float" office:value="3693" calcext:value-type="float">
            <text:p><text:s text:c="3"/>3,693</text:p>
          </table:table-cell>
          <table:table-cell table:style-name="ce35" office:value-type="float" office:value="2768" calcext:value-type="float">
            <text:p><text:s text:c="3"/>2,768</text:p>
          </table:table-cell>
          <table:table-cell table:style-name="ce35" office:value-type="float" office:value="1258" calcext:value-type="float">
            <text:p><text:s text:c="3"/>1,258</text:p>
          </table:table-cell>
          <table:table-cell table:style-name="ce35" office:value-type="float" office:value="1428" calcext:value-type="float">
            <text:p><text:s text:c="3"/>1,428</text:p>
          </table:table-cell>
          <table:table-cell table:style-name="ce35" office:value-type="float" office:value="857" calcext:value-type="float">
            <text:p><text:s text:c="3"/>857</text:p>
          </table:table-cell>
          <table:table-cell table:style-name="ce35" office:value-type="float" office:value="1306" calcext:value-type="float">
            <text:p><text:s text:c="3"/>1,306</text:p>
          </table:table-cell>
          <table:table-cell table:style-name="ce35" office:value-type="float" office:value="4319" calcext:value-type="float">
            <text:p><text:s text:c="3"/>4,319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764" calcext:value-type="float">
            <text:p><text:s text:c="3"/>1,764</text:p>
          </table:table-cell>
          <table:table-cell table:style-name="ce35" office:value-type="float" office:value="18449" calcext:value-type="float">
            <text:p><text:s text:c="3"/>18,449</text:p>
          </table:table-cell>
          <table:table-cell table:style-name="ce35" office:value-type="float" office:value="409" calcext:value-type="float">
            <text:p><text:s text:c="3"/>409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36605" calcext:value-type="float">
            <text:p><text:s text:c="3"/>36,605</text:p>
          </table:table-cell>
          <table:table-cell table:style-name="ce35" office:value-type="float" office:value="598" calcext:value-type="float">
            <text:p><text:s text:c="3"/>598</text:p>
          </table:table-cell>
          <table:table-cell table:style-name="ce35" office:value-type="float" office:value="3181" calcext:value-type="float">
            <text:p><text:s text:c="3"/>3,181</text:p>
          </table:table-cell>
          <table:table-cell table:style-name="ce35" office:value-type="float" office:value="2657" calcext:value-type="float">
            <text:p><text:s text:c="3"/>2,657</text:p>
          </table:table-cell>
          <table:table-cell table:style-name="ce35" office:value-type="float" office:value="2274" calcext:value-type="float">
            <text:p><text:s text:c="3"/>2,274</text:p>
          </table:table-cell>
          <table:table-cell table:style-name="ce35" office:value-type="float" office:value="1654" calcext:value-type="float">
            <text:p><text:s text:c="3"/>1,654</text:p>
          </table:table-cell>
          <table:table-cell table:style-name="ce35" office:value-type="float" office:value="940" calcext:value-type="float">
            <text:p><text:s text:c="3"/>940</text:p>
          </table:table-cell>
          <table:table-cell table:style-name="ce35" office:value-type="float" office:value="1365" calcext:value-type="float">
            <text:p><text:s text:c="3"/>1,365</text:p>
          </table:table-cell>
          <table:table-cell table:style-name="ce35" office:value-type="float" office:value="3339" calcext:value-type="float">
            <text:p><text:s text:c="3"/>3,339</text:p>
          </table:table-cell>
          <table:table-cell table:style-name="ce35" office:value-type="float" office:value="369" calcext:value-type="float">
            <text:p><text:s text:c="3"/>36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764" calcext:value-type="float">
            <text:p><text:s text:c="3"/>1,764</text:p>
          </table:table-cell>
          <table:table-cell table:style-name="ce35" office:value-type="float" office:value="18449" calcext:value-type="float">
            <text:p><text:s text:c="3"/>18,44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58" office:value-type="float" office:value="1003" calcext:value-type="float">
            <text:p><text:s text:c="3"/>1,00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46710" calcext:value-type="float">
            <text:p><text:s text:c="3"/>46,710</text:p>
          </table:table-cell>
          <table:table-cell table:style-name="ce35" office:value-type="float" office:value="1359" calcext:value-type="float">
            <text:p><text:s text:c="3"/>1,359</text:p>
          </table:table-cell>
          <table:table-cell table:style-name="ce35" office:value-type="float" office:value="4305" calcext:value-type="float">
            <text:p><text:s text:c="3"/>4,305</text:p>
          </table:table-cell>
          <table:table-cell table:style-name="ce35" office:value-type="float" office:value="2952" calcext:value-type="float">
            <text:p><text:s text:c="3"/>2,952</text:p>
          </table:table-cell>
          <table:table-cell table:style-name="ce35" office:value-type="float" office:value="1509" calcext:value-type="float">
            <text:p><text:s text:c="3"/>1,509</text:p>
          </table:table-cell>
          <table:table-cell table:style-name="ce35" office:value-type="float" office:value="1727" calcext:value-type="float">
            <text:p><text:s text:c="3"/>1,727</text:p>
          </table:table-cell>
          <table:table-cell table:style-name="ce35" office:value-type="float" office:value="1100" calcext:value-type="float">
            <text:p><text:s text:c="3"/>1,100</text:p>
          </table:table-cell>
          <table:table-cell table:style-name="ce35" office:value-type="float" office:value="1729" calcext:value-type="float">
            <text:p><text:s text:c="3"/>1,729</text:p>
          </table:table-cell>
          <table:table-cell table:style-name="ce35" office:value-type="float" office:value="5376" calcext:value-type="float">
            <text:p><text:s text:c="3"/>5,376</text:p>
          </table:table-cell>
          <table:table-cell table:style-name="ce35" office:value-type="float" office:value="126" calcext:value-type="float">
            <text:p><text:s text:c="3"/>126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float" office:value="2320" calcext:value-type="float">
            <text:p><text:s text:c="3"/>2,320</text:p>
          </table:table-cell>
          <table:table-cell table:style-name="ce35" office:value-type="float" office:value="23086" calcext:value-type="float">
            <text:p><text:s text:c="3"/>23,086</text:p>
          </table:table-cell>
          <table:table-cell table:style-name="ce35" office:value-type="float" office:value="1115" calcext:value-type="float">
            <text:p><text:s text:c="3"/>1,115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5070" calcext:value-type="float">
            <text:p><text:s text:c="3"/>45,070</text:p>
          </table:table-cell>
          <table:table-cell table:style-name="ce35" office:value-type="float" office:value="814" calcext:value-type="float">
            <text:p><text:s text:c="3"/>814</text:p>
          </table:table-cell>
          <table:table-cell table:style-name="ce35" office:value-type="float" office:value="3836" calcext:value-type="float">
            <text:p><text:s text:c="3"/>3,836</text:p>
          </table:table-cell>
          <table:table-cell table:style-name="ce35" office:value-type="float" office:value="3230" calcext:value-type="float">
            <text:p><text:s text:c="3"/>3,230</text:p>
          </table:table-cell>
          <table:table-cell table:style-name="ce35" office:value-type="float" office:value="2885" calcext:value-type="float">
            <text:p><text:s text:c="3"/>2,885</text:p>
          </table:table-cell>
          <table:table-cell table:style-name="ce35" office:value-type="float" office:value="2115" calcext:value-type="float">
            <text:p><text:s text:c="3"/>2,115</text:p>
          </table:table-cell>
          <table:table-cell table:style-name="ce35" office:value-type="float" office:value="1166" calcext:value-type="float">
            <text:p><text:s text:c="3"/>1,166</text:p>
          </table:table-cell>
          <table:table-cell table:style-name="ce35" office:value-type="float" office:value="1554" calcext:value-type="float">
            <text:p><text:s text:c="3"/>1,554</text:p>
          </table:table-cell>
          <table:table-cell table:style-name="ce35" office:value-type="float" office:value="3717" calcext:value-type="float">
            <text:p><text:s text:c="3"/>3,717</text:p>
          </table:table-cell>
          <table:table-cell table:style-name="ce35" office:value-type="float" office:value="321" calcext:value-type="float">
            <text:p><text:s text:c="3"/>321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320" calcext:value-type="float">
            <text:p><text:s text:c="3"/>2,320</text:p>
          </table:table-cell>
          <table:table-cell table:style-name="ce35" office:value-type="float" office:value="23086" calcext:value-type="float">
            <text:p><text:s text:c="3"/>23,086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9" office:value-type="float" office:value="1640" calcext:value-type="float">
            <text:p><text:s text:c="3"/>1,640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3336" calcext:value-type="float">
            <text:p>13,336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353" calcext:value-type="float">
            <text:p>3,353</text:p>
          </table:table-cell>
          <table:table-cell table:style-name="ce36" office:value-type="float" office:value="835" calcext:value-type="float">
            <text:p>835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1928" calcext:value-type="float">
            <text:p>1,92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426" calcext:value-type="float">
            <text:p>5,426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809" calcext:value-type="float">
            <text:p>13,809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421" calcext:value-type="float">
            <text:p>3,421</text:p>
          </table:table-cell>
          <table:table-cell table:style-name="ce36" office:value-type="float" office:value="1884" calcext:value-type="float">
            <text:p>1,884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1717" calcext:value-type="float">
            <text:p>1,717</text:p>
          </table:table-cell>
          <table:table-cell table:style-name="ce36" office:value-type="float" office:value="178" calcext:value-type="float">
            <text:p>17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426" calcext:value-type="float">
            <text:p>5,42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60" office:value-type="float" office:value="-473" calcext:value-type="float">
            <text:p><text:s/>－473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926" calcext:value-type="float">
            <text:p>5,926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584" calcext:value-type="float">
            <text:p>1,584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71" calcext:value-type="float">
            <text:p>2,37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229" calcext:value-type="float">
            <text:p>6,229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559" calcext:value-type="float">
            <text:p>1,559</text:p>
          </table:table-cell>
          <table:table-cell table:style-name="ce37" office:value-type="float" office:value="838" calcext:value-type="float">
            <text:p>838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82" calcext:value-type="float">
            <text:p>8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71" calcext:value-type="float">
            <text:p>2,37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-303" calcext:value-type="float">
            <text:p><text:s/>－30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7410" calcext:value-type="float">
            <text:p>7,410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69" calcext:value-type="float">
            <text:p>1,769</text:p>
          </table:table-cell>
          <table:table-cell table:style-name="ce38" office:value-type="float" office:value="476" calcext:value-type="float">
            <text:p>476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077" calcext:value-type="float">
            <text:p>1,07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55" calcext:value-type="float">
            <text:p>3,05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580" calcext:value-type="float">
            <text:p>7,580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62" calcext:value-type="float">
            <text:p>1,862</text:p>
          </table:table-cell>
          <table:table-cell table:style-name="ce38" office:value-type="float" office:value="1046" calcext:value-type="float">
            <text:p>1,046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868" calcext:value-type="float">
            <text:p>868</text:p>
          </table:table-cell>
          <table:table-cell table:style-name="ce38" office:value-type="float" office:value="96" calcext:value-type="float">
            <text:p>9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55" calcext:value-type="float">
            <text:p>3,05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61" office:value-type="float" office:value="-170" calcext:value-type="float">
            <text:p><text:s/>－170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1098" calcext:value-type="float">
            <text:p>11,098</text:p>
          </table:table-cell>
          <table:table-cell table:style-name="ce36" office:value-type="float" office:value="790" calcext:value-type="float">
            <text:p>790</text:p>
          </table:table-cell>
          <table:table-cell table:style-name="ce36" office:value-type="float" office:value="3421" calcext:value-type="float">
            <text:p>3,42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37" calcext:value-type="float">
            <text:p>437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1204" calcext:value-type="float">
            <text:p>1,204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166" calcext:value-type="float">
            <text:p>4,166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0372" calcext:value-type="float">
            <text:p>10,372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3353" calcext:value-type="float">
            <text:p>3,35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75" calcext:value-type="float">
            <text:p>675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66" calcext:value-type="float">
            <text:p>6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166" calcext:value-type="float">
            <text:p>4,16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726" calcext:value-type="float">
            <text:p>72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023" calcext:value-type="float">
            <text:p>5,023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1559" calcext:value-type="float">
            <text:p>1,55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545" calcext:value-type="float">
            <text:p>545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06" calcext:value-type="float">
            <text:p>1,906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884" calcext:value-type="float">
            <text:p>4,884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1584" calcext:value-type="float">
            <text:p>1,58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06" calcext:value-type="float">
            <text:p>1,90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139" calcext:value-type="float">
            <text:p>13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6075" calcext:value-type="float">
            <text:p>6,075</text:p>
          </table:table-cell>
          <table:table-cell table:style-name="ce38" office:value-type="float" office:value="416" calcext:value-type="float">
            <text:p>416</text:p>
          </table:table-cell>
          <table:table-cell table:style-name="ce38" office:value-type="float" office:value="1862" calcext:value-type="float">
            <text:p>1,8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659" calcext:value-type="float">
            <text:p>659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60" calcext:value-type="float">
            <text:p>2,260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88" calcext:value-type="float">
            <text:p>5,488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1769" calcext:value-type="float">
            <text:p>1,76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1" calcext:value-type="float">
            <text:p>361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458" calcext:value-type="float">
            <text:p>458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60" calcext:value-type="float">
            <text:p>2,26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587" calcext:value-type="float">
            <text:p>587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9119" calcext:value-type="float">
            <text:p>9,119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1884" calcext:value-type="float">
            <text:p>1,884</text:p>
          </table:table-cell>
          <table:table-cell table:style-name="ce36" office:value-type="float" office:value="675" calcext:value-type="float">
            <text:p>67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1781" calcext:value-type="float">
            <text:p>1,781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620" calcext:value-type="float">
            <text:p>3,62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481" calcext:value-type="float">
            <text:p>6,481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835" calcext:value-type="float">
            <text:p>835</text:p>
          </table:table-cell>
          <table:table-cell table:style-name="ce36" office:value-type="float" office:value="437" calcext:value-type="float">
            <text:p>43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952" calcext:value-type="float">
            <text:p>952</text:p>
          </table:table-cell>
          <table:table-cell table:style-name="ce36" office:value-type="float" office:value="144" calcext:value-type="float">
            <text:p>14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620" calcext:value-type="float">
            <text:p>3,62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2638" calcext:value-type="float">
            <text:p>2,638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022" calcext:value-type="float">
            <text:p>4,02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38" calcext:value-type="float">
            <text:p>838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19" calcext:value-type="float">
            <text:p>1,61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915" calcext:value-type="float">
            <text:p>2,91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69" calcext:value-type="float">
            <text:p>6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19" calcext:value-type="float">
            <text:p>1,6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1107" calcext:value-type="float">
            <text:p>1,107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097" calcext:value-type="float">
            <text:p>5,097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1046" calcext:value-type="float">
            <text:p>1,046</text:p>
          </table:table-cell>
          <table:table-cell table:style-name="ce38" office:value-type="float" office:value="361" calcext:value-type="float">
            <text:p>3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985" calcext:value-type="float">
            <text:p>985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01" calcext:value-type="float">
            <text:p>2,001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66" calcext:value-type="float">
            <text:p>3,566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476" calcext:value-type="float">
            <text:p>476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485" calcext:value-type="float">
            <text:p>485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01" calcext:value-type="float">
            <text:p>2,00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1531" calcext:value-type="float">
            <text:p>1,531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1060" calcext:value-type="float">
            <text:p>11,060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2367" calcext:value-type="float">
            <text:p>2,367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860" calcext:value-type="float">
            <text:p>6,860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125" calcext:value-type="float">
            <text:p>10,125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1629" calcext:value-type="float">
            <text:p>1,629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860" calcext:value-type="float">
            <text:p>6,8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60" office:value-type="float" office:value="935" calcext:value-type="float">
            <text:p>935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883" calcext:value-type="float">
            <text:p>4,883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025" calcext:value-type="float">
            <text:p>1,025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048" calcext:value-type="float">
            <text:p>3,0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517" calcext:value-type="float">
            <text:p>4,51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048" calcext:value-type="float">
            <text:p>3,04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366" calcext:value-type="float">
            <text:p>366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6177" calcext:value-type="float">
            <text:p>6,177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1342" calcext:value-type="float">
            <text:p>1,342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12" calcext:value-type="float">
            <text:p>3,812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608" calcext:value-type="float">
            <text:p>5,608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896" calcext:value-type="float">
            <text:p>896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12" calcext:value-type="float">
            <text:p>3,8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61" office:value-type="float" office:value="569" calcext:value-type="float">
            <text:p>569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6403" calcext:value-type="float">
            <text:p>6,403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48" calcext:value-type="float">
            <text:p>648</text:p>
          </table:table-cell>
          <table:table-cell table:style-name="ce36" office:value-type="float" office:value="810" calcext:value-type="float">
            <text:p>810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091" calcext:value-type="float">
            <text:p>4,091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106" calcext:value-type="float">
            <text:p>6,10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575" calcext:value-type="float">
            <text:p>575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091" calcext:value-type="float">
            <text:p>4,09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297" calcext:value-type="float">
            <text:p>297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839" calcext:value-type="float">
            <text:p>2,83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33" calcext:value-type="float">
            <text:p>1,83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713" calcext:value-type="float">
            <text:p>2,7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33" calcext:value-type="float">
            <text:p>1,83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126" calcext:value-type="float">
            <text:p>126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3564" calcext:value-type="float">
            <text:p>3,56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1" calcext:value-type="float">
            <text:p>381</text:p>
          </table:table-cell>
          <table:table-cell table:style-name="ce38" office:value-type="float" office:value="461" calcext:value-type="float">
            <text:p>461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58" calcext:value-type="float">
            <text:p>2,258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93" calcext:value-type="float">
            <text:p>3,393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58" calcext:value-type="float">
            <text:p>2,2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171" calcext:value-type="float">
            <text:p>171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10847" calcext:value-type="float">
            <text:p>10,847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465" calcext:value-type="float">
            <text:p>1,465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508" calcext:value-type="float">
            <text:p>7,508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638" calcext:value-type="float">
            <text:p>10,638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648" calcext:value-type="float">
            <text:p>64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186" calcext:value-type="float">
            <text:p>1,186</text:p>
          </table:table-cell>
          <table:table-cell table:style-name="ce36" office:value-type="float" office:value="67" calcext:value-type="float">
            <text:p>6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508" calcext:value-type="float">
            <text:p>7,508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60" office:value-type="float" office:value="209" calcext:value-type="float">
            <text:p>209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863" calcext:value-type="float">
            <text:p>4,863</text:p>
          </table:table-cell>
          <table:table-cell table:number-columns-repeated="2" table:style-name="ce37" office:value-type="float" office:value="119" calcext:value-type="float">
            <text:p>11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337" calcext:value-type="float">
            <text:p>3,33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691" calcext:value-type="float">
            <text:p>4,69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39" calcext:value-type="float">
            <text:p>539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337" calcext:value-type="float">
            <text:p>3,33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61" office:value-type="float" office:value="172" calcext:value-type="float">
            <text:p>172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5984" calcext:value-type="float">
            <text:p>5,984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95" calcext:value-type="float">
            <text:p>795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171" calcext:value-type="float">
            <text:p>4,171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947" calcext:value-type="float">
            <text:p>5,947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381" calcext:value-type="float">
            <text:p>3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7" calcext:value-type="float">
            <text:p>647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171" calcext:value-type="float">
            <text:p>4,17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37" calcext:value-type="float">
            <text:p>37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1544" calcext:value-type="float">
            <text:p><text:s text:c="3"/>21,544</text:p>
          </table:table-cell>
          <table:table-cell table:style-name="ce39" office:value-type="float" office:value="398" calcext:value-type="float">
            <text:p><text:s text:c="3"/>398</text:p>
          </table:table-cell>
          <table:table-cell table:style-name="ce39" office:value-type="float" office:value="1717" calcext:value-type="float">
            <text:p><text:s text:c="3"/>1,717</text:p>
          </table:table-cell>
          <table:table-cell table:style-name="ce39" office:value-type="float" office:value="940" calcext:value-type="float">
            <text:p><text:s text:c="3"/>940</text:p>
          </table:table-cell>
          <table:table-cell table:style-name="ce39" office:value-type="float" office:value="952" calcext:value-type="float">
            <text:p><text:s text:c="3"/>952</text:p>
          </table:table-cell>
          <table:table-cell table:style-name="ce39" office:value-type="float" office:value="1629" calcext:value-type="float">
            <text:p><text:s text:c="3"/>1,629</text:p>
          </table:table-cell>
          <table:table-cell table:style-name="ce39" office:value-type="float" office:value="575" calcext:value-type="float">
            <text:p><text:s text:c="3"/>575</text:p>
          </table:table-cell>
          <table:table-cell table:style-name="ce39" office:value-type="float" office:value="1186" calcext:value-type="float">
            <text:p><text:s text:c="3"/>1,18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082" calcext:value-type="float">
            <text:p><text:s text:c="3"/>4,082</text:p>
          </table:table-cell>
          <table:table-cell table:style-name="ce39" office:value-type="float" office:value="9661" calcext:value-type="float">
            <text:p><text:s text:c="3"/>9,661</text:p>
          </table:table-cell>
          <table:table-cell table:style-name="ce39" office:value-type="float" office:value="342" calcext:value-type="float">
            <text:p><text:s text:c="3"/>3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3659" calcext:value-type="float">
            <text:p><text:s text:c="3"/>23,659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1928" calcext:value-type="float">
            <text:p><text:s text:c="3"/>1,928</text:p>
          </table:table-cell>
          <table:table-cell table:style-name="ce39" office:value-type="float" office:value="1204" calcext:value-type="float">
            <text:p><text:s text:c="3"/>1,204</text:p>
          </table:table-cell>
          <table:table-cell table:style-name="ce39" office:value-type="float" office:value="1781" calcext:value-type="float">
            <text:p><text:s text:c="3"/>1,781</text:p>
          </table:table-cell>
          <table:table-cell table:style-name="ce39" office:value-type="float" office:value="2367" calcext:value-type="float">
            <text:p><text:s text:c="3"/>2,367</text:p>
          </table:table-cell>
          <table:table-cell table:style-name="ce39" office:value-type="float" office:value="810" calcext:value-type="float">
            <text:p><text:s text:c="3"/>810</text:p>
          </table:table-cell>
          <table:table-cell table:style-name="ce39" office:value-type="float" office:value="1465" calcext:value-type="float">
            <text:p><text:s text:c="3"/>1,465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40" calcext:value-type="float">
            <text:p><text:s text:c="3"/>140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082" calcext:value-type="float">
            <text:p><text:s text:c="3"/>4,082</text:p>
          </table:table-cell>
          <table:table-cell table:style-name="ce39" office:value-type="float" office:value="9661" calcext:value-type="float">
            <text:p><text:s text:c="3"/>9,66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62" office:value-type="float" office:value="-2115" calcext:value-type="float">
            <text:p><text:s/>－2,115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9571" calcext:value-type="float">
            <text:p><text:s text:c="3"/>9,571</text:p>
          </table:table-cell>
          <table:table-cell table:style-name="ce40" office:value-type="float" office:value="179" calcext:value-type="float">
            <text:p><text:s text:c="3"/>179</text:p>
          </table:table-cell>
          <table:table-cell table:style-name="ce40" office:value-type="float" office:value="849" calcext:value-type="float">
            <text:p><text:s text:c="3"/>849</text:p>
          </table:table-cell>
          <table:table-cell table:style-name="ce40" office:value-type="float" office:value="482" calcext:value-type="float">
            <text:p><text:s text:c="3"/>482</text:p>
          </table:table-cell>
          <table:table-cell table:style-name="ce40" office:value-type="float" office:value="467" calcext:value-type="float">
            <text:p><text:s text:c="3"/>467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235" calcext:value-type="float">
            <text:p><text:s text:c="3"/>235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763" calcext:value-type="float">
            <text:p><text:s text:c="3"/>1,763</text:p>
          </table:table-cell>
          <table:table-cell table:style-name="ce40" office:value-type="float" office:value="4231" calcext:value-type="float">
            <text:p><text:s text:c="3"/>4,231</text:p>
          </table:table-cell>
          <table:table-cell table:style-name="ce40" office:value-type="float" office:value="57" calcext:value-type="float">
            <text:p><text:s text:c="3"/>57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0400" calcext:value-type="float">
            <text:p><text:s text:c="3"/>10,400</text:p>
          </table:table-cell>
          <table:table-cell table:style-name="ce40" office:value-type="float" office:value="84" calcext:value-type="float">
            <text:p><text:s text:c="3"/>84</text:p>
          </table:table-cell>
          <table:table-cell table:style-name="ce40" office:value-type="float" office:value="851" calcext:value-type="float">
            <text:p><text:s text:c="3"/>851</text:p>
          </table:table-cell>
          <table:table-cell table:style-name="ce40" office:value-type="float" office:value="545" calcext:value-type="float">
            <text:p><text:s text:c="3"/>545</text:p>
          </table:table-cell>
          <table:table-cell table:style-name="ce40" office:value-type="float" office:value="796" calcext:value-type="float">
            <text:p><text:s text:c="3"/>796</text:p>
          </table:table-cell>
          <table:table-cell table:style-name="ce40" office:value-type="float" office:value="1025" calcext:value-type="float">
            <text:p><text:s text:c="3"/>1,025</text:p>
          </table:table-cell>
          <table:table-cell table:style-name="ce40" office:value-type="float" office:value="349" calcext:value-type="float">
            <text:p><text:s text:c="3"/>349</text:p>
          </table:table-cell>
          <table:table-cell table:style-name="ce40" office:value-type="float" office:value="670" calcext:value-type="float">
            <text:p><text:s text:c="3"/>670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83" calcext:value-type="float">
            <text:p><text:s text:c="3"/>83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763" calcext:value-type="float">
            <text:p><text:s text:c="3"/>1,763</text:p>
          </table:table-cell>
          <table:table-cell table:style-name="ce40" office:value-type="float" office:value="4231" calcext:value-type="float">
            <text:p><text:s text:c="3"/>4,23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3" office:value-type="float" office:value="-829" calcext:value-type="float">
            <text:p><text:s/>－829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1973" calcext:value-type="float">
            <text:p><text:s text:c="3"/>11,973</text:p>
          </table:table-cell>
          <table:table-cell table:style-name="ce41" office:value-type="float" office:value="219" calcext:value-type="float">
            <text:p><text:s text:c="3"/>219</text:p>
          </table:table-cell>
          <table:table-cell table:style-name="ce41" office:value-type="float" office:value="868" calcext:value-type="float">
            <text:p><text:s text:c="3"/>868</text:p>
          </table:table-cell>
          <table:table-cell table:style-name="ce41" office:value-type="float" office:value="458" calcext:value-type="float">
            <text:p><text:s text:c="3"/>458</text:p>
          </table:table-cell>
          <table:table-cell table:style-name="ce41" office:value-type="float" office:value="485" calcext:value-type="float">
            <text:p><text:s text:c="3"/>485</text:p>
          </table:table-cell>
          <table:table-cell table:style-name="ce41" office:value-type="float" office:value="896" calcext:value-type="float">
            <text:p><text:s text:c="3"/>896</text:p>
          </table:table-cell>
          <table:table-cell table:style-name="ce41" office:value-type="float" office:value="340" calcext:value-type="float">
            <text:p><text:s text:c="3"/>340</text:p>
          </table:table-cell>
          <table:table-cell table:style-name="ce41" office:value-type="float" office:value="647" calcext:value-type="float">
            <text:p><text:s text:c="3"/>647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19" calcext:value-type="float">
            <text:p><text:s text:c="3"/>2,319</text:p>
          </table:table-cell>
          <table:table-cell table:style-name="ce41" office:value-type="float" office:value="5430" calcext:value-type="float">
            <text:p><text:s text:c="3"/>5,430</text:p>
          </table:table-cell>
          <table:table-cell table:style-name="ce41" office:value-type="float" office:value="285" calcext:value-type="float">
            <text:p><text:s text:c="3"/>285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13259" calcext:value-type="float">
            <text:p><text:s text:c="3"/>13,259</text:p>
          </table:table-cell>
          <table:table-cell table:style-name="ce41" office:value-type="float" office:value="124" calcext:value-type="float">
            <text:p><text:s text:c="3"/>124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659" calcext:value-type="float">
            <text:p><text:s text:c="3"/>659</text:p>
          </table:table-cell>
          <table:table-cell table:style-name="ce41" office:value-type="float" office:value="985" calcext:value-type="float">
            <text:p><text:s text:c="3"/>985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41" office:value-type="float" office:value="795" calcext:value-type="float">
            <text:p><text:s text:c="3"/>79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57" calcext:value-type="float">
            <text:p><text:s text:c="3"/>57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19" calcext:value-type="float">
            <text:p><text:s text:c="3"/>2,319</text:p>
          </table:table-cell>
          <table:table-cell table:style-name="ce41" office:value-type="float" office:value="5430" calcext:value-type="float">
            <text:p><text:s text:c="3"/>5,43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63" office:value-type="float" office:value="-1286" calcext:value-type="float">
            <text:p><text:s/>－1,286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26" calcext:value-type="float">
            <text:p>1,72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045" calcext:value-type="float">
            <text:p>1,04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6" calcext:value-type="float">
            <text:p>1,77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045" calcext:value-type="float">
            <text:p>1,0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50" calcext:value-type="float">
            <text:p><text:s/>－5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72" calcext:value-type="float">
            <text:p>77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49" calcext:value-type="float">
            <text:p>44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3" calcext:value-type="float">
            <text:p>76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49" calcext:value-type="float">
            <text:p>4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9" calcext:value-type="float">
            <text:p>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54" calcext:value-type="float">
            <text:p>95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596" calcext:value-type="float">
            <text:p>596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13" calcext:value-type="float">
            <text:p>1,01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596" calcext:value-type="float">
            <text:p>59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59" calcext:value-type="float">
            <text:p><text:s/>－59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916" calcext:value-type="float">
            <text:p>1,91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3" calcext:value-type="float">
            <text:p>1,82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620" calcext:value-type="float">
            <text:p>6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93" calcext:value-type="float">
            <text:p>93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87" calcext:value-type="float">
            <text:p>88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6" calcext:value-type="float">
            <text:p>78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284" calcext:value-type="float">
            <text:p>2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01" calcext:value-type="float">
            <text:p>10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29" calcext:value-type="float">
            <text:p>1,02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7" calcext:value-type="float">
            <text:p>307</text:p>
          </table:table-cell>
          <table:table-cell table:style-name="ce44" office:value-type="float" office:value="336" calcext:value-type="float">
            <text:p>336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37" calcext:value-type="float">
            <text:p>1,03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2"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6" calcext:value-type="float">
            <text:p>306</text:p>
          </table:table-cell>
          <table:table-cell table:style-name="ce44" office:value-type="float" office:value="336" calcext:value-type="float">
            <text:p>33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8" calcext:value-type="float">
            <text:p><text:s/>－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42" calcext:value-type="float">
            <text:p>1,44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2" calcext:value-type="float">
            <text:p>1,62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80" calcext:value-type="float">
            <text:p><text:s/>－18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97" calcext:value-type="float">
            <text:p>59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4" calcext:value-type="float">
            <text:p>674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1" calcext:value-type="float">
            <text:p>51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77" calcext:value-type="float">
            <text:p><text:s/>－7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45" calcext:value-type="float">
            <text:p>84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349" calcext:value-type="float">
            <text:p>34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8" calcext:value-type="float">
            <text:p>94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349" calcext:value-type="float">
            <text:p>34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03" calcext:value-type="float">
            <text:p><text:s/>－103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102" calcext:value-type="float">
            <text:p>3,10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1773" calcext:value-type="float">
            <text:p>1,77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98" calcext:value-type="float">
            <text:p>3,49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1773" calcext:value-type="float">
            <text:p>1,7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62" office:value-type="float" office:value="-396" calcext:value-type="float">
            <text:p><text:s/>－39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295" calcext:value-type="float">
            <text:p>1,29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744" calcext:value-type="float">
            <text:p>74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92" calcext:value-type="float">
            <text:p>1,49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744" calcext:value-type="float">
            <text:p>7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197" calcext:value-type="float">
            <text:p><text:s/>－19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807" calcext:value-type="float">
            <text:p>1,80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276" calcext:value-type="float">
            <text:p>27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1029" calcext:value-type="float">
            <text:p>1,029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06" calcext:value-type="float">
            <text:p>2,00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402" calcext:value-type="float">
            <text:p>402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2" calcext:value-type="float">
            <text:p>222</text:p>
          </table:table-cell>
          <table:table-cell table:style-name="ce44" office:value-type="float" office:value="1029" calcext:value-type="float">
            <text:p>1,0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63" office:value-type="float" office:value="-199" calcext:value-type="float">
            <text:p><text:s/>－199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25" calcext:value-type="float">
            <text:p>1,22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6" calcext:value-type="float">
            <text:p>1,48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261" calcext:value-type="float">
            <text:p><text:s/>－26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3" calcext:value-type="float">
            <text:p>65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98" calcext:value-type="float">
            <text:p>198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210" calcext:value-type="float">
            <text:p>2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07" calcext:value-type="float">
            <text:p><text:s/>－10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79" calcext:value-type="float">
            <text:p>67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276" calcext:value-type="float">
            <text:p>27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3" calcext:value-type="float">
            <text:p>83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276" calcext:value-type="float">
            <text:p>27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154" calcext:value-type="float">
            <text:p><text:s/>－15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69" calcext:value-type="float">
            <text:p>1,76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06" calcext:value-type="float">
            <text:p>2,20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746" calcext:value-type="float">
            <text:p>74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-437" calcext:value-type="float">
            <text:p><text:s/>－437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74" calcext:value-type="float">
            <text:p>77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09" calcext:value-type="float">
            <text:p>3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86" calcext:value-type="float">
            <text:p><text:s/>－18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95" calcext:value-type="float">
            <text:p>99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6" calcext:value-type="float">
            <text:p>206</text:p>
          </table:table-cell>
          <table:table-cell table:style-name="ce44" office:value-type="float" office:value="437" calcext:value-type="float">
            <text:p>43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46" calcext:value-type="float">
            <text:p>1,24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office:value-type="float" office:value="437" calcext:value-type="float">
            <text:p>43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4" office:value-type="float" office:value="-251" calcext:value-type="float">
            <text:p><text:s/>－251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44" calcext:value-type="float">
            <text:p>1,44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7" calcext:value-type="float">
            <text:p>1,7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418" calcext:value-type="float">
            <text:p>4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73" calcext:value-type="float">
            <text:p><text:s/>－27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41" calcext:value-type="float">
            <text:p>64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2"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186" calcext:value-type="float">
            <text:p>1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08" calcext:value-type="float">
            <text:p><text:s/>－10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03" calcext:value-type="float">
            <text:p>80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2" calcext:value-type="float">
            <text:p>302</text:p>
          </table:table-cell>
          <table:table-cell table:style-name="ce44" office:value-type="float" office:value="232" calcext:value-type="float">
            <text:p>23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68" calcext:value-type="float">
            <text:p>96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52" calcext:value-type="float">
            <text:p>5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57" calcext:value-type="float">
            <text:p>357</text:p>
          </table:table-cell>
          <table:table-cell table:style-name="ce44" office:value-type="float" office:value="232" calcext:value-type="float">
            <text:p>23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65" calcext:value-type="float">
            <text:p><text:s/>－16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231" calcext:value-type="float">
            <text:p>2,23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501" calcext:value-type="float">
            <text:p>5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144" calcext:value-type="float">
            <text:p>1,14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718" calcext:value-type="float">
            <text:p>2,71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144" calcext:value-type="float">
            <text:p>1,1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87" calcext:value-type="float">
            <text:p><text:s/>－48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77" calcext:value-type="float">
            <text:p>97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float" office:value="25" calcext:value-type="float">
            <text:p>2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77" calcext:value-type="float">
            <text:p>1,17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96" calcext:value-type="float">
            <text:p>4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00" calcext:value-type="float">
            <text:p><text:s/>－200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54" calcext:value-type="float">
            <text:p>1,25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648" calcext:value-type="float">
            <text:p>64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41" calcext:value-type="float">
            <text:p>1,54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419" calcext:value-type="float">
            <text:p>4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648" calcext:value-type="float">
            <text:p>64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87" calcext:value-type="float">
            <text:p><text:s/>－287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83" calcext:value-type="float">
            <text:p><text:s/>－18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82" calcext:value-type="float">
            <text:p><text:s/>－8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34" calcext:value-type="float">
            <text:p>4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101" calcext:value-type="float">
            <text:p><text:s/>－10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54" calcext:value-type="float">
            <text:p>1,35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5" calcext:value-type="float">
            <text:p>1,4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61" calcext:value-type="float">
            <text:p><text:s/>－6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54" calcext:value-type="float">
            <text:p>65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7" calcext:value-type="float">
            <text:p>66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84" calcext:value-type="float">
            <text:p>3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3" calcext:value-type="float">
            <text:p><text:s/>－1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23" calcext:value-type="float">
            <text:p>42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48" calcext:value-type="float">
            <text:p>74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423" calcext:value-type="float">
            <text:p>4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48" calcext:value-type="float">
            <text:p><text:s/>－4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07" calcext:value-type="float">
            <text:p>10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37" calcext:value-type="float">
            <text:p>1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44" calcext:value-type="float">
            <text:p>4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7" calcext:value-type="float">
            <text:p>6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78" calcext:value-type="float">
            <text:p>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8" calcext:value-type="float">
            <text:p>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9" calcext:value-type="float">
            <text:p>2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5" calcext:value-type="float">
            <text:p>1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06" calcext:value-type="float">
            <text:p>1,50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20" calcext:value-type="float">
            <text:p>1,5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14" calcext:value-type="float">
            <text:p><text:s/>－1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43" calcext:value-type="float">
            <text:p>64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5" calcext:value-type="float">
            <text:p>66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12" calcext:value-type="float">
            <text:p>31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2" calcext:value-type="float">
            <text:p><text:s/>－2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63" calcext:value-type="float">
            <text:p>86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401" calcext:value-type="float">
            <text:p>40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5" calcext:value-type="float">
            <text:p>85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401" calcext:value-type="float">
            <text:p>40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8" calcext:value-type="float">
            <text:p>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66" calcext:value-type="float">
            <text:p>1,66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5" calcext:value-type="float">
            <text:p>555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7" calcext:value-type="float">
            <text:p>1,60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613" calcext:value-type="float">
            <text:p>61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59" calcext:value-type="float">
            <text:p>5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25" calcext:value-type="float">
            <text:p>72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1" calcext:value-type="float">
            <text:p>72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41" calcext:value-type="float">
            <text:p>94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6" calcext:value-type="float">
            <text:p>326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6" calcext:value-type="float">
            <text:p>88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55" calcext:value-type="float">
            <text:p>5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87" calcext:value-type="float">
            <text:p>1,08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6" calcext:value-type="float">
            <text:p>1,05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307" calcext:value-type="float">
            <text:p>3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1" calcext:value-type="float">
            <text:p>3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35" calcext:value-type="float">
            <text:p>1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0" calcext:value-type="float">
            <text:p>20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93" calcext:value-type="float">
            <text:p>59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5" calcext:value-type="float">
            <text:p>305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2" calcext:value-type="float">
            <text:p>58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42" calcext:value-type="float">
            <text:p>242</text:p>
          </table:table-cell>
          <table:table-cell table:style-name="ce44" office:value-type="float" office:value="172" calcext:value-type="float">
            <text:p>17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1" calcext:value-type="float">
            <text:p>11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911" calcext:value-type="float">
            <text:p>91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140" calcext:value-type="float">
            <text:p>14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7" calcext:value-type="float">
            <text:p>5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3" calcext:value-type="float">
            <text:p>20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426" calcext:value-type="float">
            <text:p>426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2"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225" calcext:value-type="float">
            <text:p>22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430" calcext:value-type="float">
            <text:p>43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9" calcext:value-type="float">
            <text:p>9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201" calcext:value-type="float">
            <text:p>20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11" calcext:value-type="float">
            <text:p>1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8" calcext:value-type="float">
            <text:p>1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412" calcext:value-type="float">
            <text:p>41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3" calcext:value-type="float">
            <text:p>9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11" calcext:value-type="float">
            <text:p>21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94" calcext:value-type="float">
            <text:p>39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14" calcext:value-type="float">
            <text:p>14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5" calcext:value-type="float">
            <text:p>9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201" calcext:value-type="float">
            <text:p>20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4" calcext:value-type="float">
            <text:p>1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4" calcext:value-type="float">
            <text:p>14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0" calcext:value-type="float">
            <text:p>－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4年2月4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D:/Documents%20and%20Settings/Administrator/%E6%A1%8C%E9%9D%A2/%E8%8B%97%E6%A0%97.xls'#$''.$V$7:.$AW$43]"/>
        <table:named-expression table:name="NAME" table:base-cell-address="$遷徙.$A$1" table:expression="['file:///D:/Documents%20and%20Settings/Administrator/%E6%A1%8C%E9%9D%A2/%E8%8B%97%E6%A0%97.xls'#$''.$BZ$11:.$CA$39]"/>
        <table:named-expression table:name="PRINT_AREA_MI" table:base-cell-address="$遷徙.$A$1" table:expression="['file:///D:/Documents%20and%20Settings/Administrator/%E6%A1%8C%E9%9D%A2/%E8%8B%97%E6%A0%97.xls'#$''.$V$7:.$AW$43]"/>
        <table:named-expression table:name="P_1" table:base-cell-address="$遷徙.$A$1" table:expression="['file:///D:/Documents%20and%20Settings/Administrator/%E6%A1%8C%E9%9D%A2/%E8%8B%97%E6%A0%97.xls'#$''.$A$7:.$U$40]"/>
        <table:named-expression table:name="P_11" table:base-cell-address="$遷徙.$A$1" table:expression="['file:///D:/Documents%20and%20Settings/Administrator/%E6%A1%8C%E9%9D%A2/%E8%8B%97%E6%A0%97.xls'#$''.$A$87:.$M$119]"/>
        <table:named-expression table:name="P_2" table:base-cell-address="$遷徙.$A$1" table:expression="['file:///D:/Documents%20and%20Settings/Administrator/%E6%A1%8C%E9%9D%A2/%E8%8B%97%E6%A0%97.xls'#$''.$V$7:.$AW$43]"/>
        <table:named-expression table:name="_a" table:base-cell-address="$遷徙.$A$1" table:expression="['file:///D:/Documents%20and%20Settings/Administrator/%E6%A1%8C%E9%9D%A2/%E8%8B%97%E6%A0%97.xls'#$''.$B$80]"/>
        <table:named-expression table:name="_b" table:base-cell-address="$遷徙.$A$1" table:expression="['file:///D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1.xls'#$''.$G$5]"/>
        <table:named-expression table:name="出生" table:base-cell-address="$遷徙.$A$1" table:expression="['file:///D:/123/c62/%E6%96%B0%E8%A1%A8%E8%99%9F02,07~11-%E9%80%A3%E7%B5%90(%E5%85%AC%E5%BC%8F)%E6%AA%94104.1.xls'#$''.$V$14:.$V$34]"/>
        <table:named-expression table:name="月底人口數" table:base-cell-address="$遷徙.$A$1" table:expression="['file:///D:/123/c62/%E6%96%B0%E8%A1%A8%E8%99%9F02,07~11-%E9%80%A3%E7%B5%90(%E5%85%AC%E5%BC%8F)%E6%AA%94104.1.xls'#$''.$AT$14:.$AU$34]"/>
        <table:named-expression table:name="死亡" table:base-cell-address="$遷徙.$A$1" table:expression="['file:///D:/123/c62/%E6%96%B0%E8%A1%A8%E8%99%9F02,07~11-%E9%80%A3%E7%B5%90(%E5%85%AC%E5%BC%8F)%E6%AA%94104.1.xls'#$''.$Y$14:.$Y$34]"/>
        <table:named-expression table:name="結婚" table:base-cell-address="$遷徙.$A$1" table:expression="['file:///D:/123/c62/%E6%96%B0%E8%A1%A8%E8%99%9F02,07~11-%E9%80%A3%E7%B5%90(%E5%85%AC%E5%BC%8F)%E6%AA%94104.1.xls'#$''.$L$14:.$L$34]"/>
        <table:named-expression table:name="鄰數戶數" table:base-cell-address="$遷徙.$A$1" table:expression="['file:///D:/123/c62/%E6%96%B0%E8%A1%A8%E8%99%9F02,07~11-%E9%80%A3%E7%B5%90(%E5%85%AC%E5%BC%8F)%E6%AA%94104.1.xls'#$''.$AQ$14:.$AR$34]"/>
        <table:named-expression table:name="離婚" table:base-cell-address="$遷徙.$A$1" table:expression="['file:///D:/123/c62/%E6%96%B0%E8%A1%A8%E8%99%9F02,07~11-%E9%80%A3%E7%B5%90(%E5%85%AC%E5%BC%8F)%E6%AA%94104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2-04T20:02:13</meta:creation-date>
    <dc:creator>溫麗華</dc:creator>
    <dc:date>2015-02-05T12:30:56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